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4000001049D0010D2249EC4A1.gif" manifest:media-type="image/gif"/>
  <manifest:file-entry manifest:full-path="Pictures/100000000000013A000001045F1A95A12A369DC2.gif" manifest:media-type="image/gif"/>
  <manifest:file-entry manifest:full-path="Pictures/100000000000012B000001049CC878BCB14E16DE.gif" manifest:media-type="image/gif"/>
  <manifest:file-entry manifest:full-path="Pictures/1000000000000184000001045F9A77B35C3E39BE.gif" manifest:media-type="image/gif"/>
  <manifest:file-entry manifest:full-path="Pictures/10000000000001EA000001043A12DB014B9D25C1.gif" manifest:media-type="image/gif"/>
  <manifest:file-entry manifest:full-path="Pictures/100000000000018400000104231A167E84967951.gif" manifest:media-type="image/gif"/>
  <manifest:file-entry manifest:full-path="Pictures/10000000000001AE00000104EB26A84D961BA839.gif" manifest:media-type="image/gif"/>
  <manifest:file-entry manifest:full-path="Pictures/1000000000000184000001043F8AFDBB7B03779E.gif" manifest:media-type="image/gif"/>
  <manifest:file-entry manifest:full-path="Pictures/10000000000001840000010493259B9888B52E2C.gif" manifest:media-type="image/gif"/>
  <manifest:file-entry manifest:full-path="Pictures/100000000000020400000104A26FAA96C32102CE.gif" manifest:media-type="image/gif"/>
  <manifest:file-entry manifest:full-path="Pictures/1000000000000204000001042CA2CFB2FB192398.gif" manifest:media-type="image/gif"/>
  <manifest:file-entry manifest:full-path="Pictures/10000000000001AE000001043279EBF2841537B1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847cm" svg:height="3.249cm" svg:x="3.123cm" svg:y="15.435cm">
            <draw:image xlink:href="Pictures/1000000000000184000001049D0010D2249EC4A1.gif" xlink:type="simple" xlink:show="embed" xlink:actuate="onLoad">
              <text:p/>
            </draw:image>
          </draw:frame>
          <draw:frame draw:style-name="gr1" draw:text-style-name="P1" draw:layer="layout" svg:width="6.12cm" svg:height="3.25cm" svg:x="7.898cm" svg:y="15.435cm">
            <draw:image xlink:href="Pictures/10000000000001EA000001043A12DB014B9D25C1.gif" xlink:type="simple" xlink:show="embed" xlink:actuate="onLoad">
              <text:p/>
            </draw:image>
          </draw:frame>
          <draw:frame draw:style-name="gr1" draw:text-style-name="P1" draw:layer="layout" svg:width="3.921cm" svg:height="3.25cm" svg:x="14.053cm" svg:y="15.435cm">
            <draw:image xlink:href="Pictures/100000000000013A000001045F1A95A12A369DC2.gif" xlink:type="simple" xlink:show="embed" xlink:actuate="onLoad">
              <text:p/>
            </draw:image>
          </draw:frame>
        </draw:g>
        <draw:g>
          <draw:frame draw:style-name="gr1" draw:text-style-name="P1" draw:layer="layout" svg:width="5.371cm" svg:height="3.25cm" svg:x="3.123cm" svg:y="12.186cm">
            <draw:image xlink:href="Pictures/10000000000001AE00000104EB26A84D961BA839.gif" xlink:type="simple" xlink:show="embed" xlink:actuate="onLoad">
              <text:p/>
            </draw:image>
          </draw:frame>
          <draw:frame draw:style-name="gr1" draw:text-style-name="P1" draw:layer="layout" svg:width="4.846cm" svg:height="3.25cm" svg:x="13.121cm" svg:y="12.186cm">
            <draw:image xlink:href="Pictures/1000000000000184000001043F8AFDBB7B03779E.gif" xlink:type="simple" xlink:show="embed" xlink:actuate="onLoad">
              <text:p/>
            </draw:image>
          </draw:frame>
          <draw:frame draw:style-name="gr1" draw:text-style-name="P1" draw:layer="layout" svg:width="4.846cm" svg:height="3.249cm" svg:x="8.407cm" svg:y="12.186cm">
            <draw:image xlink:href="Pictures/10000000000001840000010493259B9888B52E2C.gif" xlink:type="simple" xlink:show="embed" xlink:actuate="onLoad">
              <text:p/>
            </draw:image>
          </draw:frame>
        </draw:g>
        <draw:g>
          <draw:frame draw:style-name="gr1" draw:text-style-name="P1" draw:layer="layout" svg:width="3.755cm" svg:height="3.267cm" svg:x="8.632cm" svg:y="8.962cm">
            <draw:image xlink:href="Pictures/100000000000012B000001049CC878BCB14E16DE.gif" xlink:type="simple" xlink:show="embed" xlink:actuate="onLoad">
              <text:p/>
            </draw:image>
          </draw:frame>
          <draw:frame draw:style-name="gr1" draw:text-style-name="P1" draw:layer="layout" svg:width="5.5cm" svg:height="3.25cm" svg:x="12.439cm" svg:y="8.962cm">
            <draw:image xlink:href="Pictures/1000000000000204000001042CA2CFB2FB192398.gif" xlink:type="simple" xlink:show="embed" xlink:actuate="onLoad">
              <text:p/>
            </draw:image>
          </draw:frame>
          <draw:frame draw:style-name="gr1" draw:text-style-name="P1" draw:layer="layout" svg:width="5.5cm" svg:height="3.25cm" svg:x="3.123cm" svg:y="8.962cm">
            <draw:image xlink:href="Pictures/100000000000020400000104A26FAA96C32102CE.gif" xlink:type="simple" xlink:show="embed" xlink:actuate="onLoad">
              <text:p/>
            </draw:image>
          </draw:frame>
        </draw:g>
        <draw:frame draw:style-name="gr1" draw:text-style-name="P1" draw:layer="layout" svg:width="5.37cm" svg:height="3.249cm" svg:x="12.766cm" svg:y="18.68cm">
          <draw:image xlink:href="Pictures/10000000000001AE000001043279EBF2841537B1.gif" xlink:type="simple" xlink:show="embed" xlink:actuate="onLoad">
            <text:p/>
          </draw:image>
        </draw:frame>
        <draw:frame draw:style-name="gr1" draw:text-style-name="P1" draw:layer="layout" svg:width="4.846cm" svg:height="3.249cm" svg:x="3.123cm" svg:y="18.68cm">
          <draw:image xlink:href="Pictures/1000000000000184000001045F9A77B35C3E39BE.gif" xlink:type="simple" xlink:show="embed" xlink:actuate="onLoad">
            <text:p/>
          </draw:image>
        </draw:frame>
        <draw:frame draw:style-name="gr1" draw:text-style-name="P1" draw:layer="layout" svg:width="4.846cm" svg:height="3.249cm" svg:x="7.969cm" svg:y="18.68cm">
          <draw:image xlink:href="Pictures/100000000000018400000104231A167E84967951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30T08:04:04.401086531</meta:creation-date>
    <dc:date>2016-04-30T08:22:08.064968821</dc:date>
    <meta:editing-duration>PT2M52S</meta:editing-duration>
    <meta:editing-cycles>1</meta:editing-cycles>
    <meta:generator>LibreOffice/5.0.3.2$Linux_X86_64 LibreOffice_project/00m0$Build-2</meta:generator>
    <meta:document-statistic meta:object-count="15"/>
  </office:meta>
</office:document-meta>
</file>